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bc4a"/>
    </style:style>
    <style:style style:name="P2" style:family="paragraph" style:parent-style-name="Standard">
      <style:text-properties officeooo:paragraph-rsid="001699de"/>
    </style:style>
    <style:style style:name="T1" style:family="text">
      <style:text-properties fo:font-weight="bold"/>
    </style:style>
    <style:style style:name="T2" style:family="text">
      <style:text-properties officeooo:rsid="0014b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e 4.1</text:p>
      <text:p text:style-name="Standard"><text:span text:style-name="T1">Si</text:span> Tutu &lt;= Toto + 4 ET Tata &lt;&gt; "OK" <text:span text:style-name="T1">Alors</text:span><text:line-break/>Tutu ← Tutu - 1<text:line-break/><text:span text:style-name="T1">Sinon</text:span><text:line-break/>Tutu ← Tutu + 1<text:line-break/><text:span text:style-name="T1">Finsi</text:span></text:p>
      <text:p text:style-name="Standard"/>
      <text:p text:style-name="Standard">Exercice 4.2</text:p>
      <text:p text:style-name="Standard"><text:span text:style-name="T1">Variables</text:span> h, m <text:span text:style-name="T1">en</text:span> <text:span text:style-name="T1">Numérique</text:span><text:line-break/><text:span text:style-name="T1">Début</text:span><text:line-break/><text:span text:style-name="T1">Ecrire</text:span> "Entrez les heures, puis les minutes : "<text:line-break/><text:span text:style-name="T1">Lire</text:span> h, m<text:line-break/>m ← m + 1<text:line-break/><text:span text:style-name="T1">Si</text:span> m = 60 <text:span text:style-name="T1">Alors</text:span><text:line-break/>m ← 0<text:line-break/>h ← h + 1<text:line-break/><text:span text:style-name="T1">FinSi</text:span><text:line-break/><text:span text:style-name="T1">Si</text:span> h = 24 <text:span text:style-name="T1">Alors</text:span><text:line-break/>h ← 0<text:line-break/><text:span text:style-name="T1">FinSi</text:span><text:line-break/><text:span text:style-name="T1">Ecrire</text:span> "Dans une minute il sera ", h, "heure(s) ", m, "minute(s)"<text:line-break/><text:span text:style-name="T1">Fin</text:span></text:p>
      <text:p text:style-name="Standard"/>
      <text:p text:style-name="Standard">Exercice 4.3</text:p>
      <text:p text:style-name="Standard"><text:span text:style-name="T1">Variables</text:span> h, m, s <text:span text:style-name="T1">en</text:span> <text:span text:style-name="T1">Numérique</text:span><text:line-break/><text:span text:style-name="T1">Début</text:span><text:line-break/><text:span text:style-name="T1">Ecrire</text:span> "Entrez les heures, puis les minutes, puis les secondes : "<text:line-break/><text:span text:style-name="T1">Lire</text:span> h, m, s<text:line-break/>s ← s + 1<text:line-break/><text:span text:style-name="T1">Si</text:span> s = 60 <text:span text:style-name="T1">Alors</text:span><text:line-break/>s ← 0<text:line-break/>m ← m + 1<text:line-break/><text:span text:style-name="T1">FinSi</text:span><text:line-break/><text:span text:style-name="T1">Si</text:span> m = 60 <text:span text:style-name="T1">Alors</text:span><text:line-break/>m ← 0<text:line-break/>h ← h + 1<text:line-break/><text:span text:style-name="T1">FinSi</text:span><text:line-break/><text:span text:style-name="T1">Si</text:span> h = 24 <text:span text:style-name="T1">Alors</text:span><text:line-break/>h ← 0<text:line-break/><text:span text:style-name="T1">FinSi</text:span><text:line-break/><text:span text:style-name="T1">Ecrire</text:span> "Dans une seconde il sera ", h, "h", m, "m et ", s, "s"<text:line-break/><text:span text:style-name="T1">Fin</text:span></text:p>
      <text:p text:style-name="Standard"/>
      <text:p text:style-name="Standard">Exercice 4.4</text:p>
      <text:p text:style-name="Standard"><text:span text:style-name="T1">Variables</text:span> n, p <text:span text:style-name="T1">en</text:span> <text:span text:style-name="T1">Numérique</text:span><text:line-break/><text:span text:style-name="T1">Début</text:span><text:line-break/><text:span text:style-name="T1">Ecrire</text:span> "Nombre de photocopies : "<text:line-break/><text:span text:style-name="T1">Lire</text:span> n<text:line-break/><text:span text:style-name="T1">Si</text:span> n &lt;= 10 <text:span text:style-name="T1">Alors</text:span><text:line-break/>p ← n * 0,1<text:line-break/><text:span text:style-name="T1">SinonSi</text:span> n &lt;= 30 <text:span text:style-name="T1">Alors</text:span><text:line-break/>p ← 10 * 0,1 + (n – 10) * 0,09<text:line-break/><text:soft-page-break/><text:span text:style-name="T1">Sinon</text:span><text:line-break/>p ← 10 * 0,1 + 20 * 0,09 + (n – 30) * 0,08<text:line-break/><text:span text:style-name="T1">FinSi</text:span><text:line-break/><text:span text:style-name="T1">Ecrire</text:span> "Le prix total est: ", p<text:line-break/><text:span text:style-name="T1">Fin</text:span></text:p>
      <text:p text:style-name="Standard"/>
      <text:p text:style-name="Standard">Exercice 4.5</text:p>
      <text:p text:style-name="Standard"><text:span text:style-name="T1">Variable</text:span> sex <text:span text:style-name="T1">en</text:span> <text:span text:style-name="T1">Caractère</text:span><text:line-break/><text:span text:style-name="T1">Variable</text:span> age <text:span text:style-name="T1">en</text:span> <text:span text:style-name="T1">Numérique<text:line-break/>Variables </text:span>C1, C2 <text:span text:style-name="T1">en Booléen</text:span><text:line-break/><text:span text:style-name="T1">Début</text:span><text:line-break/><text:span text:style-name="T1">Ecrire</text:span> "Entrez le sexe (M/F): "<text:line-break/><text:span text:style-name="T1">Lire</text:span> sex<text:line-break/><text:span text:style-name="T1">Ecrire</text:span> "Entrez l’âge: "<text:line-break/><text:span text:style-name="T1">Lire</text:span> age<text:line-break/>C1 ← sex = "M" ET age &gt; 20<text:line-break/>C2 ← sex = "F" ET (age &gt; 18 ET age &lt; 35)<text:line-break/><text:span text:style-name="T1">Si</text:span> C1 ou C2 <text:span text:style-name="T1">Alors</text:span><text:line-break/><text:span text:style-name="T1">Ecrire</text:span> "Imposable"<text:line-break/><text:span text:style-name="T1">Sinon</text:span><text:line-break/><text:span text:style-name="T1">Ecrire</text:span> "Non Imposable"<text:line-break/><text:span text:style-name="T1">FinSi</text:span><text:line-break/><text:span text:style-name="T1">Fin</text:span></text:p>
      <text:p text:style-name="Standard"/>
      <text:p text:style-name="Standard">Exercice 4.6</text:p>
      <text:p text:style-name="Standard"><text:span text:style-name="T1">Variables</text:span> A, B, C, D <text:span text:style-name="T1">en Numérique</text:span><text:line-break/><text:span text:style-name="T1">Variables</text:span> C1, C2, C3, C4 <text:span text:style-name="T1">en Booléen</text:span><text:line-break/><text:span text:style-name="T1">Début</text:span><text:line-break/><text:span text:style-name="T1">Ecrire</text:span> "Entrez les scores des quatre prétendants :"<text:line-break/><text:span text:style-name="T1">Lire</text:span> A, B, C, D<text:line-break/>C1 ← A &gt; 50<text:line-break/>C2 ← B &gt; 50 ou C &gt; 50 ou D &gt; 50<text:line-break/>C3 ← A &gt;= B et A &gt;= C et A &gt;= D<text:line-break/>C4 ← A &gt;= 12,5<text:line-break/><text:span text:style-name="T1">Si</text:span> C1 <text:span text:style-name="T1">Alors</text:span><text:line-break/><text:span text:style-name="T1">Ecrire</text:span> “Elu au premier tour"<text:line-break/><text:span text:style-name="T1">Sinonsi</text:span> C2 ou Non(C4) Alors<text:line-break/><text:span text:style-name="T1">Ecrire</text:span> “Battu, éliminé, sorti !!!”<text:line-break/><text:span text:style-name="T1">SinonSi</text:span> C3 Alors<text:line-break/><text:span text:style-name="T1">Ecrire</text:span> "Ballotage favorable"<text:line-break/><text:span text:style-name="T1">Sinon</text:span><text:line-break/><text:span text:style-name="T1">Ecrire</text:span> "Ballotage défavorable"<text:line-break/><text:span text:style-name="T1">FinSi</text:span><text:line-break/><text:span text:style-name="T1">Fin</text:span></text:p>
      <text:p text:style-name="Standard"/>
      <text:p text:style-name="Standard"/>
      <text:p text:style-name="Standard">Exercice 4.7</text:p>
      <text:p text:style-name="P1"><text:span text:style-name="T1">Variables</text:span> age, perm, acc, assur <text:span text:style-name="T1">en</text:span> <text:span text:style-name="T1">Numérique<text:line-break/>Variables</text:span> C1, C2, C3 <text:span text:style-name="T1">en</text:span> <text:span text:style-name="T1">Booléen<text:line-break/>Variable</text:span> situ <text:span text:style-name="T1">en</text:span> <text:span text:style-name="T1">Caractère</text:span><text:line-break/><text:span text:style-name="T1">Début</text:span><text:line-break/><text:span text:style-name="T1">Ecrire</text:span> "Entrez l’âge: "<text:line-break/><text:soft-page-break/><text:span text:style-name="T1">Lire</text:span> age<text:line-break/><text:span text:style-name="T1">Ecrire</text:span> "Entrez le nombre d'années de permis: "<text:line-break/><text:span text:style-name="T1">Lire</text:span> perm<text:line-break/><text:span text:style-name="T1">Ecrire</text:span> "Entrez le nombre d'accidents: "<text:line-break/><text:span text:style-name="T1">Lire</text:span> acc<text:line-break/><text:span text:style-name="T1">Ecrire</text:span> "Entrez le nombre d'années d'assurance: "<text:line-break/><text:span text:style-name="T1">Lire</text:span> assur<text:line-break/>C1 ← age &gt;= 25<text:line-break/>C2 ← perm &gt;= 2<text:line-break/>C3 ← assur &gt; 5<text:line-break/><text:span text:style-name="T1">Si</text:span> Non(C1) et Non(C2) <text:span text:style-name="T1">Alors</text:span><text:line-break/><text:span text:style-name="T1">Si</text:span> acc = 0 <text:span text:style-name="T1">Alors</text:span><text:line-break/>situ ← "Rouge"<text:line-break/><text:span text:style-name="T1">Sinon<text:line-break/></text:span>situ ← "Refusé"<text:line-break/><text:span text:style-name="T1">FinSi</text:span><text:line-break/><text:span text:style-name="T1">Sinonsi</text:span> ((Non(C1) et C2) ou (C1 et Non(C2)) <text:span text:style-name="T1">Alors</text:span><text:line-break/><text:span text:style-name="T1">Si</text:span> acc = 0 <text:span text:style-name="T1">Alors</text:span><text:line-break/>situ ← "Orange"<text:line-break/><text:span text:style-name="T1">SinonSi</text:span> acc = 1 <text:span text:style-name="T1">Alors</text:span><text:line-break/>situ ← "Rouge"<text:line-break/><text:span text:style-name="T1">Sinon</text:span><text:line-break/>situ ← "Refusé"<text:line-break/><text:span text:style-name="T1">FinSi<text:line-break/>Sinon<text:line-break/>Si</text:span> acc = 0 Alors<text:line-break/>situ ← "Vert"<text:line-break/><text:span text:style-name="T1">SinonSi</text:span> acc = 1 Alors<text:line-break/>situ ← "Orange"</text:p>
      <text:p text:style-name="P1"><text:span text:style-name="T1">SinonSi</text:span> acc = 2 Alors<text:line-break/><text:span text:style-name="T2">s</text:span>itu ← "Rouge"<text:line-break/><text:span text:style-name="T1">Sinon</text:span><text:line-break/><text:span text:style-name="T2">s</text:span>itu ← "Refusé"<text:line-break/><text:span text:style-name="T1">FinSi</text:span><text:line-break/><text:span text:style-name="T1">FinSi</text:span><text:line-break/><text:span text:style-name="T1">Si</text:span> C3 <text:span text:style-name="T1">Alors</text:span></text:p>
      <text:p text:style-name="P1"><text:span text:style-name="T1">Si</text:span> situ = "Rouge" <text:span text:style-name="T1">Alors</text:span><text:line-break/><text:span text:style-name="T2">s</text:span>itu ← "Orange"</text:p>
      <text:p text:style-name="P1"><text:span text:style-name="T1">SinonSi</text:span> situ = "Orange" <text:span text:style-name="T1">Alors</text:span><text:line-break/>situ ← "Vert"<text:line-break/><text:span text:style-name="T1">SinonSi</text:span> situ = "Vert" <text:span text:style-name="T1">Alors</text:span><text:line-break/>situ ← "Bleu"<text:line-break/><text:span text:style-name="T1">FinSi</text:span><text:line-break/><text:span text:style-name="T1">FinSi</text:span><text:line-break/><text:span text:style-name="T1">Ecrire</text:span> "Votre situation : ", situ<text:line-break/><text:span text:style-name="T1">Fin</text:span></text:p>
      <text:p text:style-name="Standard"/>
      <text:p text:style-name="Standard">P ← 0<text:line-break/><text:span text:style-name="T1">Si</text:span> Non(C1) <text:span text:style-name="T1">Alors</text:span><text:line-break/>P ← P + 1<text:line-break/><text:span text:style-name="T1">FinSi</text:span><text:line-break/><text:span text:style-name="T1">Si</text:span> Non(C2) <text:span text:style-name="T1">Alors</text:span><text:line-break/><text:soft-page-break/>P ← P + 1<text:line-break/><text:span text:style-name="T1">FinSi</text:span><text:line-break/>P ← P + acc<text:line-break/><text:span text:style-name="T1">Si</text:span> P &lt; 3 et C3 <text:span text:style-name="T1">Alors</text:span><text:line-break/>P ← P - 1<text:line-break/><text:span text:style-name="T1">FinSi</text:span><text:line-break/><text:span text:style-name="T1">Si</text:span> P = -1 <text:span text:style-name="T1">Alors</text:span><text:line-break/>situ ← "Bleu"<text:line-break/><text:span text:style-name="T1">SinonSi</text:span> P = 0 <text:span text:style-name="T1">Alors</text:span><text:line-break/>situ ← "Vert"<text:line-break/><text:span text:style-name="T1">SinonSi</text:span> P = 1 <text:span text:style-name="T1">Alors</text:span><text:line-break/>situ ← "Orange"<text:line-break/><text:span text:style-name="T1">SinonSi</text:span> P = 2 <text:span text:style-name="T1">Alors</text:span><text:line-break/>situ ← "Rouge"<text:line-break/><text:span text:style-name="T1">Sinon</text:span><text:line-break/>situ ← "Refusé"<text:line-break/><text:span text:style-name="T1">FinSi</text:span><text:line-break/><text:span text:style-name="T1">Ecrire</text:span> "Votre situation : ", situ<text:line-break/><text:span text:style-name="T1">Fin</text:span></text:p>
      <text:p text:style-name="Standard"/>
      <text:p text:style-name="Standard">Exercice 4.8</text:p>
      <text:p text:style-name="Standard"/>
      <text:p text:style-name="Standard"><text:span text:style-name="T1">Variables</text:span> J, M, A, JMax <text:span text:style-name="T1">en</text:span> <text:span text:style-name="T1">Numérique</text:span><text:line-break/><text:span text:style-name="T1">Variables</text:span> VJ, VM, B <text:span text:style-name="T1">en</text:span> <text:span text:style-name="T1">Booleen</text:span><text:line-break/><text:span text:style-name="T1">Début</text:span><text:line-break/><text:span text:style-name="T1">Ecrire</text:span> "Entrez le numéro du jour"<text:line-break/><text:span text:style-name="T1">Lire</text:span> J<text:line-break/><text:span text:style-name="T1">Ecrire</text:span> "Entrez le numéro du mois"<text:line-break/><text:span text:style-name="T1">Lire</text:span> M<text:line-break/><text:span text:style-name="T1">Ecrire</text:span> "Entrez l'année"<text:line-break/><text:span text:style-name="T1">Lire</text:span> A</text:p>
      <text:p text:style-name="Standard"/>
      <text:p text:style-name="Standard"><text:span text:style-name="T1">Si</text:span> VJ et VM <text:span text:style-name="T1">alors</text:span><text:line-break/><text:span text:style-name="T1">Ecrire</text:span> "La date est valide"<text:line-break/><text:span text:style-name="T1">Sinon</text:span><text:line-break/><text:span text:style-name="T1">Ecrire</text:span> "La date n'est pas valide"<text:line-break/><text:span text:style-name="T1">FinSi</text:span></text:p>
      <text:p text:style-name="Standard"/>
      <text:p text:style-name="P2">B ← A dp 400 ou (non(A dp 100) et A dp 4)<text:line-break/>Jmax ← 0<text:line-break/>VM ← M &gt;= 1 et M =&lt; 12<text:line-break/><text:span text:style-name="T1">Si</text:span> VM <text:span text:style-name="T1">Alors</text:span><text:line-break/><text:span text:style-name="T1">Si</text:span> M = 2 et B <text:span text:style-name="T1">Alors</text:span><text:line-break/>JMax ← 29<text:line-break/><text:span text:style-name="T1">SinonSi</text:span> M = 2 <text:span text:style-name="T1">Alors</text:span><text:line-break/>JMax ← 28<text:line-break/><text:span text:style-name="T1">SinonSi</text:span> M = 4 ou M = 6 ou M = 9 ou M = 11 <text:span text:style-name="T1">Alors</text:span></text:p>
      <text:p text:style-name="P2">JMax ← 30<text:line-break/><text:span text:style-name="T1">Sinon</text:span><text:line-break/>JMax ← 31<text:line-break/><text:span text:style-name="T1">FinSi</text:span><text:line-break/><text:soft-page-break/>VJ ← J &gt;= 1 et J =&lt; Jmax<text:line-break/><text:span text:style-name="T1">FinSi</text:span></text:p>
      <text:p text:style-name="Standard"/>
      <text:p text:style-name="P2"><text:span text:style-name="T1">Si</text:span> M &lt; 1 ou M &gt; 12 <text:span text:style-name="T1">Alors</text:span><text:line-break/><text:span text:style-name="T1">Ecrire</text:span> "Date Invalide"<text:line-break/><text:span text:style-name="T1">SinonSi</text:span> M = 2 Alors<text:line-break/><text:span text:style-name="T1">Si</text:span> A dp 400 <text:span text:style-name="T1">Alors</text:span><text:line-break/><text:span text:style-name="T1">Si</text:span> J &lt; 1 ou J &gt; 29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/text:p>
      <text:p text:style-name="P2"><text:span text:style-name="T1">SinonSi</text:span> A dp 100 <text:span text:style-name="T1">Alors</text:span><text:line-break/><text:span text:style-name="T1">Si</text:span> J &lt; 1 ou J &gt; 28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SinonSi</text:span> A dp 4 <text:span text:style-name="T1">Alors</text:span><text:line-break/><text:span text:style-name="T1">Si</text:span> J &lt; 1 ou J &gt; 29<text:span text:style-name="T1">Alors</text:span><text:line-break/><text:span text:style-name="T1">Ecrire</text:span> "Date Invalide"</text:p>
      <text:p text:style-name="P2"><text:span text:style-name="T1">Sinon</text:span><text:line-break/><text:span text:style-name="T1">Ecrire</text:span> "Date Valide"<text:line-break/><text:span text:style-name="T1">FinSi</text:span><text:line-break/><text:span text:style-name="T1">Sinon</text:span><text:line-break/><text:span text:style-name="T1">Si</text:span> J &lt; 1 ou J &gt; 28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FinSi</text:span><text:line-break/><text:span text:style-name="T1">SinonSi</text:span> M = 4 ou M = 6 ou M = 9 ou M = 11 <text:span text:style-name="T1">Alors</text:span></text:p>
      <text:p text:style-name="P2"><text:span text:style-name="T1">Si</text:span> J &lt; 1 ou J &gt; 30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Sinon</text:span><text:line-break/><text:span text:style-name="T1">Si</text:span> J &lt; 1 ou J &gt; 31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FinSi</text:span></text:p>
      <text:p text:style-name="Standard"/>
      <text:p text:style-name="Standard">B ← (A dp 4 et Non(A dp 100)) ou A dp 400<text:line-break/>K1 ← (m=1 ou m=3 ou m=5 ou m=7 ou m=8 ou m=10 ou m=12) et (J&gt;=1 et J=&lt;31)<text:line-break/>K2 ← (m=4 ou m=6 ou m=9 ou m=11) et (J&gt;=1 et J=&lt;30)<text:line-break/>K3 ← m=2 et B et J&gt;=1 et J=&lt;29<text:line-break/>K4 ← m=2 et J&gt;=1 et J=&lt;28<text:line-break/><text:span text:style-name="T1">Si</text:span> K1 ou K2 ou K3 ou K4 <text:span text:style-name="T1">Alors</text:span><text:line-break/><text:span text:style-name="T1">Ecrire</text:span> "Date valide"<text:line-break/><text:soft-page-break/><text:span text:style-name="T1">Sinon</text:span><text:line-break/><text:span text:style-name="T1">Ecrire</text:span> "Date non valide"<text:line-break/><text:span text:style-name="T1">FinSi</text:span><text:line-break/><text:span text:style-name="T1">Fin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29:33.975478392</meta:creation-date>
    <meta:generator>LibreOffice/7.3.7.2$Linux_X86_64 LibreOffice_project/30$Build-2</meta:generator>
    <dc:date>2023-03-20T11:40:59.527465899</dc:date>
    <meta:editing-duration>PT11M21S</meta:editing-duration>
    <meta:editing-cycles>9</meta:editing-cycles>
    <meta:document-statistic meta:table-count="0" meta:image-count="0" meta:object-count="0" meta:page-count="6" meta:paragraph-count="28" meta:word-count="1031" meta:character-count="4468" meta:non-whitespace-character-count="3463"/>
  </office:meta>
</office:document-meta>
</file>